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5316" officeooo:paragraph-rsid="000e5316"/>
    </style:style>
    <style:style style:name="P2" style:family="paragraph" style:parent-style-name="Standard">
      <style:text-properties officeooo:rsid="000e5316" officeooo:paragraph-rsid="000e5316"/>
    </style:style>
    <style:style style:name="P3" style:family="paragraph" style:parent-style-name="Standard">
      <style:text-properties officeooo:rsid="0011fe29" officeooo:paragraph-rsid="000e5316"/>
    </style:style>
    <style:style style:name="P4" style:family="paragraph" style:parent-style-name="Standard">
      <style:text-properties officeooo:rsid="0011fe29" officeooo:paragraph-rsid="0011fe29"/>
    </style:style>
    <style:style style:name="P5" style:family="paragraph" style:parent-style-name="Standard">
      <style:text-properties officeooo:rsid="001230bc" officeooo:paragraph-rsid="001230bc"/>
    </style:style>
    <style:style style:name="T1" style:family="text">
      <style:text-properties officeooo:rsid="00100c4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utput iterators</text:p>
      <text:p text:style-name="P1"/>
      <text:p text:style-name="P4">Welcome back, in this video we are covering Output Iterators</text:p>
      <text:p text:style-name="P4"/>
      <text:p text:style-name="P4">Output iterators are iterators that can be used in sequential output operations, where each element pointed to by the iterator is written once and only once, and the then iterator is incremented. Any algorithm requiring an output iterator should be single pass only. Our example code will show why this this caviot is important. </text:p>
      <text:p text:style-name="P4"/>
      <text:p text:style-name="P4">So what makes up an output iterator? It first must satisfy all of the base iterator requirements, and it must be lvalue dereferenceable. Finally it must be of a class or pointer type. Please note that equality comparison for output iterators need not be defined, although there is no issue if it is, it is just not guaranteed. </text:p>
      <text:p text:style-name="P1"/>
      <text:p text:style-name="P4">&lt;code example&gt;</text:p>
      <text:p text:style-name="P4"/>
      <text:p text:style-name="P1">** Talk about how the single pass vs multi pass works, output iterators are only single pass <text:span text:style-name="T1">guaranteed.</text:span> When showing the example using the back_insert_iterator&lt;vector&lt;double&gt;&gt; the back_insert_iterator actually calls push_back(), and the increment does nothing, but is defined. That is why it is single pass, and any copy would not be valid. </text:p>
      <text:p text:style-name="P3"/>
      <text:p text:style-name="P5">In the next video, we will learn about forward iterato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20:42:12.382617342</meta:creation-date>
    <dc:date>2019-02-09T15:16:58.538439669</dc:date>
    <meta:editing-duration>PT9M8S</meta:editing-duration>
    <meta:editing-cycles>4</meta:editing-cycles>
    <meta:generator>LibreOffice/6.0.7.3$Linux_X86_64 LibreOffice_project/00m0$Build-3</meta:generator>
    <meta:document-statistic meta:table-count="0" meta:image-count="0" meta:object-count="0" meta:page-count="1" meta:paragraph-count="7" meta:word-count="188" meta:character-count="1146" meta:non-whitespace-character-count="961"/>
  </office:meta>
</office:document-meta>
</file>